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Heading1" style:family="paragraph">
      <style:text-properties fo:font-weight="bold" style:font-weight-asian="bold" style:font-weight-complex="bold" style:use-window-font-color="true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/>
      <text:h text:style-name="P2" text:outline-level="1">README – Library Management System</text:h>
      <text:p text:style-name="Normal"><text:span text:style-name="T3">Project Name:</text:span><text:s/>Library Management System<text:line-break/><text:span text:style-name="T4">Imaan Mohamed|M00983697</text:span><text:line-break/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5">Overview</text:p>
      <text:p text:style-name="Normal">This is a simple Library Management System<text:s/>created as a console application.</text:p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6">Main Features</text:p>
      <text:p text:style-name="Normal">- Add, view, update, and remove resources</text:p>
      <text:p text:style-name="Normal">- Search resources by title or author</text:p>
      <text:p text:style-name="Normal">- Borrow and return items (tracks availability and due dates)</text:p>
      <text:p text:style-name="Normal">- View overdue resources</text:p>
      <text:p text:style-name="Normal">- Generate reports by category</text:p>
      <text:p text:style-name="Normal">- SQL Server database integration using Entity Framework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7">Technologies Used</text:p>
      <text:p text:style-name="P8">- C# .NET (Console Application)</text:p>
      <text:p text:style-name="Normal">- Entity Framework Core</text:p>
      <text:p text:style-name="Normal">- SQL Server (LocalDB)</text:p>
      <text:p text:style-name="Normal">- Visual Studio 2022</text:p>
      <text:p text:style-name="Normal"><draw:custom-shape svg:x="0in" svg:y="0in" svg:width="45.51042in" svg:height="0.00139in" draw:id="id3" draw:style-name="a3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9">Project Structure:</text:p>
      <text:p text:style-name="Normal">- Program.cs – Main logic and user interface</text:p>
      <text:p text:style-name="Normal">- Resource.cs – Represents a library item (book, journal, etc.)</text:p>
      <text:p text:style-name="Normal">- LibraryContext.cs – Entity Framework database context<draw:custom-shape svg:x="0in" svg:y="0in" svg:width="45.51042in" svg:height="0.00139in" draw:id="id4" draw:style-name="a4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10">How to Run:</text:p>
      <text:p text:style-name="Normal">1. Open the solution in Visual Studio 2022.</text:p>
      <text:soft-page-break/>
      <text:p text:style-name="Normal">2. Ensure these NuGet packages are installed:</text:p>
      <text:p text:style-name="Normal"><text:s text:c="3"/>- Microsoft.EntityFrameworkCore</text:p>
      <text:p text:style-name="Normal"><text:s text:c="3"/>- Microsoft.EntityFrameworkCore.SqlServer</text:p>
      <text:p text:style-name="Normal"><text:s text:c="3"/>- Microsoft.EntityFrameworkCore.Tools</text:p>
      <text:p text:style-name="Normal">3. Run the following in the Package Manager Console:</text:p>
      <text:p text:style-name="Normal"><text:s text:c="3"/>Add-Migration InitialCreate</text:p>
      <text:p text:style-name="Normal"><text:s text:c="3"/>Update-Database</text:p>
      <text:p text:style-name="Normal">4. Press Start run the app.</text:p>
      <text:p text:style-name="Normal">5. Use the menu options to interact with the system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maan m</meta:initial-creator>
    <dc:creator>Imaan m</dc:creator>
    <meta:creation-date>2025-07-01T00:37:00Z</meta:creation-date>
    <dc:date>2025-07-01T00:37:00Z</dc:date>
    <meta:template xlink:href="Normal" xlink:type="simple"/>
    <meta:editing-cycles>2</meta:editing-cycles>
    <meta:editing-duration>PT0S</meta:editing-duration>
    <meta:document-statistic meta:page-count="2" meta:paragraph-count="2" meta:word-count="175" meta:character-count="1171" meta:row-count="8" meta:non-whitespace-character-count="998"/>
  </office:meta>
</office:document-meta>
</file>